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 style:list-style-name="WWNum1"/>
    <style:style style:name="P3" style:family="paragraph" style:parent-style-name="Standard" style:list-style-name="WWNum1">
      <style:paragraph-properties fo:text-align="start" style:justify-single-word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ojektplan</text:span></text:p>
      <text:p text:style-name="P1"/>
      <text:list xml:id="list679243978674985810" text:style-name="WWNum1">
        <text:list-item>
          <text:p text:style-name="P2">Aufgabenlplanung </text:p>
          <text:list>
            <text:list-item>
              <text:p text:style-name="P3">User stories erstellen</text:p>
            </text:list-item>
            <text:list-item>
              <text:p text:style-name="P3">Projektplan erstellen</text:p>
            </text:list-item>
            <text:list-item>
              <text:p text:style-name="P3">Anforderungen festlegen</text:p>
            </text:list-item>
            <text:list-item>
              <text:p text:style-name="P3">Implementierung</text:p>
              <text:list>
                <text:list-item>
                  <text:p text:style-name="P3">UI erstellen</text:p>
                  <text:list>
                    <text:list-item>
                      <text:p text:style-name="P3">Main Activity</text:p>
                      <text:list>
                        <text:list-item>
                          <text:p text:style-name="P3">Hintergrundbild</text:p>
                        </text:list-item>
                        <text:list-item>
                          <text:p text:style-name="P3">Buttons</text:p>
                        </text:list-item>
                      </text:list>
                    </text:list-item>
                    <text:list-item>
                      <text:p text:style-name="P3">Settings Activity</text:p>
                    </text:list-item>
                    <text:list-item>
                      <text:p text:style-name="P3">Spiel Activity</text:p>
                      <text:list>
                        <text:list-item>
                          <text:p text:style-name="P3">Ansicht mit allen Spielern</text:p>
                        </text:list-item>
                        <text:list-item>
                          <text:p text:style-name="P3">tägliche Abstimmung visualisieren</text:p>
                        </text:list-item>
                      </text:list>
                    </text:list-item>
                  </text:list>
                </text:list-item>
                <text:list-item>
                  <text:p text:style-name="P3">Implementierung des Spiels</text:p>
                  <text:list>
                    <text:list-item>
                      <text:p text:style-name="P3">Interaktionsmöglichkeiten implementieren</text:p>
                    </text:list-item>
                    <text:list-item>
                      <text:p text:style-name="P3">Kommunikationsmöglichkeiten implementieren</text:p>
                    </text:list-item>
                    <text:list-item>
                      <text:p text:style-name="P3">Karten erstellen</text:p>
                    </text:list-item>
                    <text:list-item>
                      <text:p text:style-name="P3">Regeln festlegen und hinzufügen</text:p>
                    </text:list-item>
                    <text:list-item>
                      <text:p text:style-name="P3">verschiedene Sichten und Rechte für Spieler/Spielleiter erstellen</text:p>
                      <text:list>
                        <text:list-item>
                          <text:p text:style-name="P3">Spielleiter wählt Tag- und Nachtphase</text:p>
                        </text:list-item>
                        <text:list-item>
                          <text:p text:style-name="P3">Spielleiter kann Informationen für bestimmte Spieler freigeben</text:p>
                        </text:list-item>
                      </text:list>
                    </text:list-item>
                  </text:list>
                </text:list-item>
                <text:list-item>
                  <text:p text:style-name="P3">Webserver</text:p>
                  <text:list>
                    <text:list-item>
                      <text:p text:style-name="P3">anlegen</text:p>
                    </text:list-item>
                    <text:list-item>
                      <text:p text:style-name="P3">externen Zugriff regeln</text:p>
                    </text:list-item>
                    <text:list-item>
                      <text:p text:style-name="P3">Synchronisation mit Geräten ermögliche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Risikoanalyse</text:p>
        </text:list-item>
        <text:list-item>
          <text:p text:style-name="P2">Terminplanung</text:p>
          <text:list>
            <text:list-item>
              <text:p text:style-name="P2">Meilenstein 1: Projektplan fertig stellen</text:p>
            </text:list-item>
            <text:list-item>
              <text:p text:style-name="P2">Meilenstein 2: UI erstellen</text:p>
            </text:list-item>
            <text:list-item>
              <text:p text:style-name="P2">Meilenstein 3: Spiel implementieren</text:p>
            </text:list-item>
            <text:list-item>
              <text:p text:style-name="P2">Meilenstein 4: Kommunikation über Webserver ermöglichen</text:p>
            </text:list-item>
            <text:list-item>
              <text:p text:style-name="P2"><text:soft-page-break/>Meilenstein 5: Abschlusspräsentation erstellen</text:p>
            </text:list-item>
          </text:list>
        </text:list-item>
        <text:list-item>
          <text:p text:style-name="P2">Ressourcenplanung</text:p>
        </text:list-item>
        <text:list-item>
          <text:p text:style-name="P2">Kommunikationsplanung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50%" fo:text-align="start" style:justify-single-word="false" fo:orphans="0" fo:widows="0" fo:hyphenation-ladder-count="no-limit" style:punctuation-wrap="hanging" style:writing-mode="lr-tb"/>
      <style:text-properties fo:color="#00000a" style:font-name="Liberation Serif" fo:font-size="12pt" fo:language="en" fo:country="US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Text_20_Body" style:display-name="Text Body" style:family="paragraph" style:parent-style-name="Standard" style:default-outline-level="" style:list-style-name="">
      <style:paragraph-properties fo:margin-top="0cm" fo:margin-bottom="0.247cm" fo:line-height="120%"/>
    </style:style>
    <style:style style:name="Bullets" style:family="text">
      <style:text-properties style:font-name="OpenSymbol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369cm" style:layout-grid-ruby-height="0.055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2T14:02:28</meta:creation-date>
    <dc:language>en-US</dc:language>
    <dc:date>2016-04-18T09:57:27.49</dc:date>
    <meta:editing-cycles>1</meta:editing-cycles>
    <meta:editing-duration>P0D</meta:editing-duration>
    <meta:generator>OpenOffice/4.1.1$Win32 OpenOffice.org_project/411m6$Build-9775</meta:generator>
    <meta:document-statistic meta:table-count="0" meta:image-count="0" meta:object-count="0" meta:page-count="2" meta:paragraph-count="35" meta:word-count="129" meta:character-count="1157"/>
  </office:meta>
</office:document-meta>
</file>